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8493in" style:rel-column-width="8316*"/>
    </style:style>
    <style:style style:name="Table1.B" style:family="table-column">
      <style:table-column-properties style:column-width="0.8146in" style:rel-column-width="7976*"/>
    </style:style>
    <style:style style:name="Table1.C" style:family="table-column">
      <style:table-column-properties style:column-width="0.875in" style:rel-column-width="8565*"/>
    </style:style>
    <style:style style:name="Table1.D" style:family="table-column">
      <style:table-column-properties style:column-width="4.1542in" style:rel-column-width="4067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8507in" style:rel-column-width="8329*"/>
    </style:style>
    <style:style style:name="Table2.B" style:family="table-column">
      <style:table-column-properties style:column-width="0.8104in" style:rel-column-width="7935*"/>
    </style:style>
    <style:style style:name="Table2.C" style:family="table-column">
      <style:table-column-properties style:column-width="0.8819in" style:rel-column-width="8635*"/>
    </style:style>
    <style:style style:name="Table2.D" style:family="table-column">
      <style:table-column-properties style:column-width="4.15in" style:rel-column-width="4063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073" officeooo:paragraph-rsid="0015e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50" officeooo:paragraph-rsid="001736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4d" officeooo:paragraph-rsid="0018f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80d" officeooo:paragraph-rsid="001988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 style:writing-mode="lr-tb"/>
    </style:style>
    <style:style style:name="P10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b5d" officeooo:paragraph-rsid="001a3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 style:list-style-name="WWNum1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ans Narrow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Courier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0pt" fo:background-color="#000000" style:font-size-asian="10pt" style:font-size-complex="10pt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0pt" fo:background-color="transparen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Liberation Sans Narrow" fo:font-size="12pt" style:font-size-asian="12pt" style:font-size-complex="12pt"/>
    </style:style>
    <style:style style:name="T6" style:family="text">
      <style:text-properties fo:color="#000000" loext:opacity="100%" style:font-name="Courier" fo:font-size="10pt" fo:background-color="transparent" loext:char-shading-value="0" style:font-size-asian="10pt" style:font-size-complex="10pt"/>
    </style:style>
    <style:style style:name="T7" style:family="text">
      <style:text-properties fo:color="#000000" loext:opacity="100%" fo:font-size="10pt" fo:background-color="transparent" loext:char-shading-value="0" style:font-size-asian="10pt" style:font-size-complex="10pt"/>
    </style:style>
    <style:style style:name="T8" style:family="text">
      <style:text-properties fo:color="#ffee95" loext:opacity="100%" style:font-name="Courier" fo:font-size="14pt" style:font-size-asian="14pt" style:font-size-complex="12pt"/>
    </style:style>
    <style:style style:name="T9" style:family="text">
      <style:text-properties fo:color="#ffee95" loext:opacity="100%" style:font-name="Courier" fo:font-size="10pt" fo:background-color="#000000" loext:char-shading-value="0" style:font-size-asian="10pt" style:font-size-complex="10pt"/>
    </style:style>
    <style:style style:name="T10" style:family="text">
      <style:text-properties fo:color="#c2185b" loext:opacity="100%"/>
    </style:style>
    <style:style style:name="T11" style:family="text">
      <style:text-properties fo:color="#c2185b" loext:opacity="100%" style:font-name="Liberation Sans Narrow" fo:font-size="12pt" style:font-size-asian="12pt" style:font-size-complex="12pt"/>
    </style:style>
    <style:style style:name="T12" style:family="text">
      <style:text-properties fo:color="#c9211e" loext:opacity="100%" style:font-name="Courier" fo:font-size="12pt" style:font-size-asian="12pt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Courie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 fo:background-color="#000000" loext:char-shading-value="0" style:font-size-asian="10pt" style:font-size-complex="10pt"/>
    </style:style>
    <style:style style:name="T17" style:family="text">
      <style:text-properties fo:font-size="10pt" fo:background-color="transparent" loext:char-shading-value="0" style:font-size-asian="10pt" style:font-size-complex="10pt"/>
    </style:style>
    <style:style style:name="T18" style:family="text">
      <style:text-properties officeooo:rsid="0018ff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CWA Logbook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 loext:marker-style-name="T3"><text:span text:style-name="T2">Date</text:span><text:span text:style-name="T3"/></text:p>
          </table:table-cell>
          <table:table-cell table:style-name="Table1.A1" office:value-type="string">
            <text:p text:style-name="P9" loext:marker-style-name="T3"><text:span text:style-name="T2">Time</text:span><text:span text:style-name="T3"/></text:p>
          </table:table-cell>
          <table:table-cell table:style-name="Table1.A1" office:value-type="string">
            <text:p text:style-name="P9" loext:marker-style-name="T3"><text:span text:style-name="T2">Box/CW</text:span><text:span text:style-name="T3"/></text:p>
          </table:table-cell>
          <table:table-cell table:style-name="Table1.D1" office:value-type="string">
            <text:p text:style-name="P9" loext:marker-style-name="T3"><text:span text:style-name="T2">Change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16/2024</text:span><text:span text:style-name="T3"/></text:p>
          </table:table-cell>
          <table:table-cell table:style-name="Table1.A2" office:value-type="string">
            <text:p text:style-name="P9" loext:marker-style-name="T3"><text:span text:style-name="T2">05:50</text:span><text:span text:style-name="T3"/></text:p>
          </table:table-cell>
          <table:table-cell table:style-name="Table1.A2" office:value-type="string">
            <text:p text:style-name="P9" loext:marker-style-name="T3"><text:span text:style-name="T2">LC23</text:span><text:span text:style-name="T3"/></text:p>
          </table:table-cell>
          <table:table-cell table:style-name="Table1.D2" office:value-type="string">
            <text:p text:style-name="P9" loext:marker-style-name="T3"><text:span text:style-name="T2">changed to 9.02.02, speedserver = 38658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10" loext:marker-style-name="T3"/>
          </table:table-cell>
          <table:table-cell table:style-name="Table1.A2" office:value-type="string">
            <text:p text:style-name="P9" loext:marker-style-name="T3"><text:span text:style-name="T2">05:54</text:span><text:span text:style-name="T3"/></text:p>
          </table:table-cell>
          <table:table-cell table:style-name="Table1.A2" office:value-type="string">
            <text:p text:style-name="P9" loext:marker-style-name="T3"><text:span text:style-name="T2">LC24</text:span><text:span text:style-name="T3"/></text:p>
          </table:table-cell>
          <table:table-cell table:style-name="Table1.D2" office:value-type="string">
            <text:p text:style-name="P9" loext:marker-style-name="T3"><text:span text:style-name="T2">changed to 9.02.02, speedserver = 1771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10" loext:marker-style-name="T3"/>
          </table:table-cell>
          <table:table-cell table:style-name="Table1.A2" office:value-type="string">
            <text:p text:style-name="P9" loext:marker-style-name="T3"><text:span text:style-name="T2">06:08</text:span><text:span text:style-name="T3"/></text:p>
          </table:table-cell>
          <table:table-cell table:style-name="Table1.A2" office:value-type="string">
            <text:p text:style-name="P9" loext:marker-style-name="T3"><text:span text:style-name="T2">LC24</text:span><text:span text:style-name="T3"/></text:p>
          </table:table-cell>
          <table:table-cell table:style-name="Table1.D2" office:value-type="string">
            <text:p text:style-name="P9" loext:marker-style-name="T3"><text:span text:style-name="T2">speedserver = 9686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20</text:span><text:span text:style-name="T3"/></text:p>
          </table:table-cell>
          <table:table-cell table:style-name="Table1.A2" office:value-type="string">
            <text:p text:style-name="P9" loext:marker-style-name="T3"><text:span text:style-name="T2">15:36</text:span><text:span text:style-name="T3"/></text:p>
          </table:table-cell>
          <table:table-cell table:style-name="Table1.A2" office:value-type="string">
            <text:p text:style-name="P9" loext:marker-style-name="T3"><text:span text:style-name="T2">LC23</text:span><text:span text:style-name="T3"/></text:p>
          </table:table-cell>
          <table:table-cell table:style-name="Table1.D2" office:value-type="string">
            <text:p text:style-name="P9" loext:marker-style-name="T3"><text:span text:style-name="T2">upgrade LC23 (pi0)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23</text:span><text:span text:style-name="T3"/></text:p>
          </table:table-cell>
          <table:table-cell table:style-name="Table1.A2" office:value-type="string">
            <text:p text:style-name="P9" loext:marker-style-name="T3"><text:span text:style-name="T2">08:30</text:span><text:span text:style-name="T3"/></text:p>
          </table:table-cell>
          <table:table-cell table:style-name="Table1.A2" office:value-type="string">
            <text:p text:style-name="P9" loext:marker-style-name="T3"><text:span text:style-name="T2">LC03</text:span><text:span text:style-name="T3"/></text:p>
          </table:table-cell>
          <table:table-cell table:style-name="Table1.D2" office:value-type="string">
            <text:p text:style-name="P9" loext:marker-style-name="T3"><text:span text:style-name="T2">changed LC03 speedserver to 9686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24</text:span><text:span text:style-name="T3"/></text:p>
          </table:table-cell>
          <table:table-cell table:style-name="Table1.A2" office:value-type="string">
            <text:p text:style-name="P9" loext:marker-style-name="T3"><text:span text:style-name="T2">07:32</text:span><text:span text:style-name="T3"/></text:p>
          </table:table-cell>
          <table:table-cell table:style-name="Table1.A2" office:value-type="string">
            <text:p text:style-name="P9" loext:marker-style-name="T3"><text:span text:style-name="T2">LC03</text:span><text:span text:style-name="T3"/></text:p>
          </table:table-cell>
          <table:table-cell table:style-name="Table1.D2" office:value-type="string">
            <text:p text:style-name="P9" loext:marker-style-name="T3"><text:span text:style-name="T2">switched version to Feb24_2024_gh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25</text:span><text:span text:style-name="T3"/></text:p>
          </table:table-cell>
          <table:table-cell table:style-name="Table1.A2" office:value-type="string">
            <text:p text:style-name="P9" loext:marker-style-name="T3"><text:span text:style-name="T2">6:30</text:span><text:span text:style-name="T3"/></text:p>
          </table:table-cell>
          <table:table-cell table:style-name="Table1.A2" office:value-type="string">
            <text:p text:style-name="P9" loext:marker-style-name="T3"><text:span text:style-name="T2">system</text:span><text:span text:style-name="T3"/></text:p>
          </table:table-cell>
          <table:table-cell table:style-name="Table1.D2" office:value-type="string">
            <text:p text:style-name="P9" loext:marker-style-name="T3"><text:span text:style-name="T2">Create new branch Mar25_2024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26</text:span><text:span text:style-name="T3"/></text:p>
          </table:table-cell>
          <table:table-cell table:style-name="Table1.A2" office:value-type="string">
            <text:p text:style-name="P9" loext:marker-style-name="T3"><text:span text:style-name="T2">6:55</text:span><text:span text:style-name="T3"/></text:p>
          </table:table-cell>
          <table:table-cell table:style-name="Table1.A2" office:value-type="string">
            <text:p text:style-name="P9" loext:marker-style-name="T3"><text:span text:style-name="T2">system</text:span><text:span text:style-name="T3"/></text:p>
          </table:table-cell>
          <table:table-cell table:style-name="Table1.D2" office:value-type="string">
            <text:p text:style-name="P9" loext:marker-style-name="T3"><text:span text:style-name="T2">added translation of id to provider,town in logging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9" loext:marker-style-name="T3"><text:span text:style-name="T2">3/28</text:span><text:span text:style-name="T3"/></text:p>
          </table:table-cell>
          <table:table-cell table:style-name="Table1.A2" office:value-type="string">
            <text:p text:style-name="P9" loext:marker-style-name="T3"><text:span text:style-name="T2">7:16</text:span><text:span text:style-name="T3"/></text:p>
          </table:table-cell>
          <table:table-cell table:style-name="Table1.A2" office:value-type="string">
            <text:p text:style-name="P9" loext:marker-style-name="T3"><text:span text:style-name="T2">system</text:span><text:span text:style-name="T3"/></text:p>
          </table:table-cell>
          <table:table-cell table:style-name="Table1.D2" office:value-type="string">
            <text:p text:style-name="P9" loext:marker-style-name="T3"><text:span text:style-name="T2">Created new branch Mar28_2024</text:span><text:span text:style-name="T3"/></text:p>
          </table:table-cell>
        </table:table-row>
      </table:table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3/29</text:p>
          </table:table-cell>
          <table:table-cell table:style-name="Table2.A1" office:value-type="string">
            <text:p text:style-name="P4">6:45</text:p>
          </table:table-cell>
          <table:table-cell table:style-name="Table2.A1" office:value-type="string">
            <text:p text:style-name="P4">LC23</text:p>
          </table:table-cell>
          <table:table-cell table:style-name="Table2.D1" office:value-type="string">
            <text:p text:style-name="P4">switched to Mar28_2024 branch, tests packetLoss</text:p>
          </table:table-cell>
        </table:table-row>
        <table:table-row>
          <table:table-cell table:style-name="Table2.A2" office:value-type="string">
            <text:p text:style-name="P5">3<text:span text:style-name="T18">/2</text:span>9</text:p>
          </table:table-cell>
          <table:table-cell table:style-name="Table2.A2" office:value-type="string">
            <text:p text:style-name="P5">7:40</text:p>
          </table:table-cell>
          <table:table-cell table:style-name="Table2.A2" office:value-type="string">
            <text:p text:style-name="P5">system</text:p>
          </table:table-cell>
          <table:table-cell table:style-name="Table2.D2" office:value-type="string">
            <text:p text:style-name="P5">merge Mar28_2024 with master</text:p>
          </table:table-cell>
        </table:table-row>
        <table:table-row>
          <table:table-cell table:style-name="Table2.A2" office:value-type="string">
            <text:p text:style-name="P6">4/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>system</text:p>
          </table:table-cell>
          <table:table-cell table:style-name="Table2.D2" office:value-type="string">
            <text:p text:style-name="P6">new branch april1_2024, to get better plotting</text:p>
          </table:table-cell>
        </table:table-row>
        <table:table-row>
          <table:table-cell table:style-name="Table2.A2" office:value-type="string">
            <text:p text:style-name="P7">4/1</text:p>
          </table:table-cell>
          <table:table-cell table:style-name="Table2.A2" office:value-type="string">
            <text:p text:style-name="P7">20:49</text:p>
          </table:table-cell>
          <table:table-cell table:style-name="Table2.A2" office:value-type="string">
            <text:p text:style-name="P7">system</text:p>
          </table:table-cell>
          <table:table-cell table:style-name="Table2.D2" office:value-type="string">
            <text:p text:style-name="P7">merged new branch, now plotting for up to 8 plots</text:p>
          </table:table-cell>
        </table:table-row>
        <table:table-row>
          <table:table-cell table:style-name="Table2.A2" office:value-type="string">
            <text:p text:style-name="P11">4/11</text:p>
          </table:table-cell>
          <table:table-cell table:style-name="Table2.A2" office:value-type="string">
            <text:p text:style-name="P11">7:10</text:p>
          </table:table-cell>
          <table:table-cell table:style-name="Table2.A2" office:value-type="string">
            <text:p text:style-name="P11">system</text:p>
          </table:table-cell>
          <table:table-cell table:style-name="Table2.D2" office:value-type="string">
            <text:p text:style-name="P11">new plotsystem for LCWA_control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>5/18 Start working on upgrade of boxes. I start with LC24:</text:p>
      <text:p text:style-name="P2">cat /proc/cpuinfo:</text:p>
      <text:p text:style-name="P2">.....h<text:span text:style-name="T4">ardware<text:tab/>: BCM2711</text:span></text:p>
      <text:p text:style-name="P12" loext:marker-style-name="T4"><text:span text:style-name="T4">Revision<text:tab/>: c03112</text:span><text:span text:style-name="T4"/></text:p>
      <text:p text:style-name="P12" loext:marker-style-name="T4"><text:span text:style-name="T4">Serial<text:tab/><text:tab/>: 100000007134ae75</text:span><text:span text:style-name="T4"/></text:p>
      <text:p text:style-name="P12" loext:marker-style-name="T4"><text:span text:style-name="T4">Model<text:tab/><text:tab/>: Raspberry Pi 4 Model B Rev 1.2</text:span><text:span text:style-name="T4"/></text:p>
      <text:p text:style-name="P2"/>
      <text:p text:style-name="P2">Determine Linux version:</text:p>
      <text:p text:style-name="P2"/>
      <text:p text:style-name="P12" loext:marker-style-name="T5"><text:span text:style-name="T5">lsb_release -a</text:span><text:span text:style-name="T5"/></text:p>
      <text:p text:style-name="P12" loext:marker-style-name="T5"><text:span text:style-name="T5">No LSB modules are available.</text:span><text:span text:style-name="T5"/></text:p>
      <text:p text:style-name="P12" loext:marker-style-name="T5"><text:span text:style-name="T5">Distributor ID:<text:tab/>Raspbian</text:span><text:span text:style-name="T5"/></text:p>
      <text:p text:style-name="P12" loext:marker-style-name="T5"><text:span text:style-name="T5">Description:<text:tab/>Raspbian GNU/Linux 10 (buster)</text:span><text:span text:style-name="T5"/></text:p>
      <text:p text:style-name="P12" loext:marker-style-name="T5"><text:span text:style-name="T5">Release:<text:tab/>10</text:span><text:span text:style-name="T5"/></text:p>
      <text:p text:style-name="P2" loext:marker-style-name="T5"><text:span text:style-name="T5">Codename:<text:tab/>buster</text:span><text:span text:style-name="T5"/></text:p>
      <text:p text:style-name="P2"/>
      <text:p text:style-name="P2" loext:marker-style-name="T5"><text:span text:style-name="T5">python3 version: 3.7.3</text:span><text:span text:style-name="T5"/></text:p>
      <text:p text:style-name="P2"/>
      <text:p text:style-name="P2" loext:marker-style-name="T5"><text:span text:style-name="T5">Latest Debian version: bookworm</text:span><text:span text:style-name="T5"/></text:p>
      <text:p text:style-name="P2"/>
      <text:p text:style-name="P2" loext:marker-style-name="T5"><text:span text:style-name="T5">Before we go on I want to make a clone of the current SD to backup.</text:span><text:span text:style-name="T5"/></text:p>
      <text:p text:style-name="P2" loext:marker-style-name="T5"><text:span text:style-name="T5">df -h shows that we have 6G used and 20G available. First we do an update</text:span><text:span text:style-name="T5"/></text:p>
      <text:p text:style-name="P2"/>
      <text:p text:style-name="P2" loext:marker-style-name="T5"><text:span text:style-name="T5">There are a few questions asked, since the distro went from stable to oldoldstable. It crashes with following error:</text:span><text:span text:style-name="T5"/></text:p>
      <text:p text:style-name="P2" loext:marker-style-name="T5"><text:span text:style-name="T8"><text:s/></text:span><text:span text:style-name="T11">The repository 'https://ookla.bintray.com/debian buster Release' no longer has a Release file.</text:span></text:p>
      <text:p text:style-name="P15" loext:marker-style-name="T5"/>
      <text:p text:style-name="P2" loext:marker-style-name="T5"><text:span text:style-name="T5">backup disk on LC04:</text:span><text:span text:style-name="T5"/></text:p>
      <text:p text:style-name="P2" loext:marker-style-name="T5"><text:span text:style-name="T5">image disk from LC23</text:span><text:span text:style-name="T5"/></text:p>
      <text:p text:style-name="P15" loext:marker-style-name="T5"/>
      <text:p text:style-name="P2" loext:marker-style-name="T10"><text:span text:style-name="T10">/dev/sda</text:span><text:span text:style-name="T10"/></text:p>
      <text:p text:style-name="P2"><text:span text:style-name="T1">goes to /dev/sdb <text:s text:c="2"/></text:span>sudo dd bs=4M if=/dev/sda of=/dev/sdb</text:p>
      <text:p text:style-name="P2"/>
      <text:p text:style-name="P2">3/19 Might just have destroyed the master sdd. The dd command was to quick, before I could give the proper device names. Might have to copy LC04 onto LC24. Poopy.</text:p>
      <text:p text:style-name="P2"/>
      <text:p text:style-name="P2">finally stopped dd, check if original still boots. still okay. Now test next. The original was 32GB the new one is 64, see if this makes a difference. No used the wron box. It is lc24 and not lc23</text:p>
      <text:p text:style-name="P2"><text:soft-page-break/></text:p>
      <text:p text:style-name="P2">works with 64GB, now test the old one. Old one sis alos okay.</text:p>
      <text:p text:style-name="P2"/>
      <text:p text:style-name="P2">Now start upgrade:</text:p>
      <text:p text:style-name="P2">sudo apt update, crahses at ookla upgrade.</text:p>
      <text:p text:style-name="P2"/>
      <text:p text:style-name="P2"/>
      <text:p text:style-name="P2">Remove speedtest.list from /etc/apt/sources.list.d</text:p>
      <text:p text:style-name="P2"/>
      <text:p text:style-name="P2">mv to speedtest.list_old</text:p>
      <text:p text:style-name="P2"/>
      <text:p text:style-name="P2">https://www.makeuseof.com/tag/raspberry-pi-update-raspbian-os/</text:p>
      <text:p text:style-name="P2"/>
      <text:p text:style-name="P2">now do: <text:span text:style-name="Source_20_Text">sudo apt full-upgrade</text:span></text:p>
      <text:p text:style-name="P2"/>
      <text:p text:style-name="P2">at end had to quit out of a text. with q</text:p>
      <text:p text:style-name="P2"/>
      <text:p text:style-name="P2">Now do</text:p>
      <text:p text:style-name="P2">sudo apt dist-upgrade at 10:02, crashed with lib6 error.</text:p>
      <text:p text:style-name="P2">did a </text:p>
      <text:p text:style-name="P2">sudo apt install gcc-8-base, hopefully that will take care.</text:p>
      <text:p text:style-name="P2">now completely bricked lc24, can even get in with regular terminal.</text:p>
      <text:p text:style-name="P2">Make new raspi card:</text:p>
      <text:p text:style-name="P2"/>
      <text:p text:style-name="P2"/>
      <text:p text:style-name="P2">I am follwing this one:</text:p>
      <text:p text:style-name="P2">https://www.raspberrypi.com/software/</text:p>
      <text:p text:style-name="P2"/>
      <text:p text:style-name="P2">installed the system on the old lc24 card , now putting it in and go from there</text:p>
      <text:p text:style-name="P2"/>
      <text:p text:style-name="P2">Okay, first shit: doesn't let me come in through ssh</text:p>
      <text:p text:style-name="P2">so do sudo raspi-config and enable ssh server</text:p>
      <text:p text:style-name="P2"/>
      <text:p text:style-name="P2">next: check python3: 3.11.2</text:p>
      <text:p text:style-name="P2">mkdir git</text:p>
      <text:p text:style-name="P2">cd git</text:p>
      <text:p text:style-name="P2">git clone https://github.com/pabloemma/LCWA speedtest</text:p>
      <text:p text:style-name="P2"/>
      <text:p text:style-name="P2">Now try the new install routine:</text:p>
      <text:p text:style-name="P2"/>
      <text:p text:style-name="P2">Bummer does not work:</text:p>
      <text:p text:style-name="P2">need to do sudo apt-install python3-matplotlib , dropbox,loguru, pandas,ntplib, tcp_latency, iperf3</text:p>
      <text:p text:style-name="P2"/>
      <text:p text:style-name="P2">sudo apt install python3-matplotlib</text:p>
      <text:p text:style-name="P2">problem with tcp_latency, does not find it. Shit the thing is called tcp-latency, but the package name is tcp_latency. Looks like we need to dwoload the package unzip it and do a pip install.</text:p>
      <text:p text:style-name="P2">Have to do <text:span text:style-name="T12">sudo rm /usr/lib/python3.11/EXTERNALLY-MANAGED</text:span></text:p>
      <text:p text:style-name="P2"/>
      <text:p text:style-name="P2">to get rid of this shit external managed.</text:p>
      <text:p text:style-name="P2"/>
      <text:p text:style-name="P2"><text:soft-page-break/></text:p>
      <text:p text:style-name="P2"/>
      <text:p text:style-name="P2">speedtest:</text:p>
      <text:p text:style-name="P1"><text:span text:style-name="Source_20_Text"><text:span text:style-name="T13">sudo apt-get install curl</text:span></text:span></text:p>
      <text:p text:style-name="P1"><text:span text:style-name="Source_20_Text"><text:span text:style-name="T13">curl -s https://packagecloud.io/install/repositories/ookla/speedtest-cli/script.deb.sh | sudo bash</text:span></text:span></text:p>
      <text:p text:style-name="P8" loext:marker-style-name="T13"><text:span text:style-name="Source_20_Text"><text:span text:style-name="T13"/></text:span></text:p>
      <text:p text:style-name="P1"><text:span text:style-name="Source_20_Text"><text:span text:style-name="T13">sudo apt-get install speedtest</text:span></text:span></text:p>
      <text:p text:style-name="P8" loext:marker-style-name="T13"><text:span text:style-name="Source_20_Text"><text:span text:style-name="T13"/></text:span></text:p>
      <text:p text:style-name="P1"><text:span text:style-name="Source_20_Text"><text:span text:style-name="T13">DOES NOT WORK with bookworm.</text:span></text:span></text:p>
      <text:p text:style-name="P2">do <text:span text:style-name="T6">curl -O <text:s/>https://install.speedtest.net/app/cli/ookla-speedtest-1.2.0-linux-armel.tgz</text:span></text:p>
      <text:p text:style-name="P16" loext:marker-style-name="T14"/>
      <text:p text:style-name="P2" loext:marker-style-name="T7"><text:span text:style-name="T6">and then unpack. you will have speedtest. move it to</text:span></text:p>
      <text:p text:style-name="P2"/>
      <text:p text:style-name="P2"/>
      <text:p text:style-name="P2">Do a manual speedtest to accept license</text:p>
      <text:p text:style-name="P2">speedtest</text:p>
      <text:p text:style-name="P2">type YES</text:p>
      <text:p text:style-name="P2"/>
      <text:p text:style-name="P2" loext:marker-style-name="T15"><text:span text:style-name="T15">add crontab entries</text:span><text:span text:style-name="T15"/></text:p>
      <text:p text:style-name="P2" loext:marker-style-name="T15"><text:span text:style-name="T15">crontab -e </text:span><text:span text:style-name="T15"/></text:p>
      <text:p text:style-name="P17" loext:marker-style-name="T15"/>
      <text:p text:style-name="P2" loext:marker-style-name="T15"><text:span text:style-name="T15">sudo crontab -e</text:span><text:span text:style-name="T15"/></text:p>
      <text:p text:style-name="P17" loext:marker-style-name="T15"/>
      <text:p text:style-name="P2" loext:marker-style-name="T15"><text:span text:style-name="T15">Don't forget to set the timezone and wifi location</text:span><text:span text:style-name="T15"/></text:p>
      <text:p text:style-name="P18" loext:marker-style-name="T15"/>
      <text:p text:style-name="P2">Now problem with json</text:p>
      <text:p text:style-name="P2"/>
      <text:p text:style-name="P2"/>
      <text:p text:style-name="P12" loext:marker-style-name="T16"><text:span text:style-name="T9">Directory Name: <text:s text:c="5"/>/home/pi/git/speedtest/src</text:span></text:p>
      <text:p text:style-name="P12" loext:marker-style-name="T16"><text:span text:style-name="T9">reading config file <text:s/>/home/pi/git/speedtest/config/test_speed_cfg.json</text:span></text:p>
      <text:p text:style-name="P12" loext:marker-style-name="T16"><text:span text:style-name="T9">Traceback (most recent call last):</text:span></text:p>
      <text:p text:style-name="P12" loext:marker-style-name="T16"><text:span text:style-name="T9"><text:s text:c="2"/>File "/home/pi/git/speedtest/src/test_speed1_3.py", line 1691, in &lt;module&gt;</text:span></text:p>
      <text:p text:style-name="P12" loext:marker-style-name="T16"><text:span text:style-name="T9"><text:s text:c="4"/>ts.GetArguments() <text:s/>#commandline args</text:span></text:p>
      <text:p text:style-name="P12" loext:marker-style-name="T16"><text:span text:style-name="T9"><text:s text:c="4"/>^^^^^^^^^^^^^^^^^</text:span></text:p>
      <text:p text:style-name="P12" loext:marker-style-name="T16"><text:span text:style-name="T9"><text:s text:c="2"/>File "/home/pi/git/speedtest/src/test_speed1_3.py", line 656, in GetArguments</text:span></text:p>
      <text:p text:style-name="P12" loext:marker-style-name="T16"><text:span text:style-name="T9"><text:s text:c="4"/>self.Setup()</text:span></text:p>
      <text:p text:style-name="P12" loext:marker-style-name="T16"><text:span text:style-name="T9"><text:s text:c="2"/>File "/home/pi/git/speedtest/src/test_speed1_3.py", line 258, in Setup</text:span></text:p>
      <text:p text:style-name="P12" loext:marker-style-name="T16"><text:span text:style-name="T9"><text:s text:c="4"/>MyConfig = cs.MyConfig(config_file)</text:span></text:p>
      <text:p text:style-name="P12" loext:marker-style-name="T16"><text:span text:style-name="T9"><text:s text:c="15"/>^^^^^^^^^^^^^^^^^^^^^^^^</text:span></text:p>
      <text:p text:style-name="P12" loext:marker-style-name="T16"><text:span text:style-name="T9"><text:s text:c="2"/>File "/home/pi/git/speedtest/src/config_speed.py", line 38, in __init__</text:span></text:p>
      <text:p text:style-name="P12" loext:marker-style-name="T16"><text:span text:style-name="T9"><text:s text:c="4"/>self.ReadJson(config_file)</text:span></text:p>
      <text:p text:style-name="P12" loext:marker-style-name="T16"><text:span text:style-name="T9"><text:s text:c="2"/>File "/home/pi/git/speedtest/src/config_speed.py", line 49, in ReadJson</text:span></text:p>
      <text:p text:style-name="P12" loext:marker-style-name="T16"><text:span text:style-name="T9"><text:s text:c="4"/>self.DecodeVariables(myconf)</text:span></text:p>
      <text:p text:style-name="P12" loext:marker-style-name="T16"><text:span text:style-name="T9"><text:s text:c="2"/>File "/home/pi/git/speedtest/src/config_speed.py", line 134, in DecodeVariables</text:span></text:p>
      <text:p text:style-name="P12" loext:marker-style-name="T16"><text:span text:style-name="T9"><text:s text:c="4"/>if(self.nondefault):</text:span></text:p>
      <text:p text:style-name="P12" loext:marker-style-name="T16"><text:span text:style-name="T9"><text:s text:c="7"/>^^^^^^^^^^^^^^^</text:span></text:p>
      <text:p text:style-name="P2" loext:marker-style-name="T16"><text:span text:style-name="T9">AttributeError: 'MyConfig' object has no attribute 'nondefault'</text:span></text:p>
      <text:p text:style-name="P19" loext:marker-style-name="T16"/>
      <text:p text:style-name="P19" loext:marker-style-name="T16"/>
      <text:p text:style-name="P19" loext:marker-style-name="T16"/>
      <text:p text:style-name="P2" loext:marker-style-name="T17"><text:span text:style-name="T17">Something is wrong with json read. Problem is that hostname is lowercase, needs to be upper case. Change in raspi-config. Was my mistake in setup of raspian.</text:span><text:span text:style-name="T17"/></text:p>
      <text:p text:style-name="P20" loext:marker-style-name="T17"/>
      <text:p text:style-name="P2" loext:marker-style-name="T17"><text:span text:style-name="T17">next make directory ~/speedfiles</text:span><text:span text:style-name="T17"/></text:p>
      <text:p text:style-name="P2" loext:marker-style-name="T17"><text:span text:style-name="T17">get LCWA_A.TXT</text:span><text:span text:style-name="T17"/></text:p>
      <text:p text:style-name="P20" loext:marker-style-name="T17"/>
      <text:p text:style-name="P20" loext:marker-style-name="T17"><text:soft-page-break/></text:p>
      <text:p text:style-name="P2" loext:marker-style-name="T17"><text:span text:style-name="T17">finally works, reboot at 14:33</text:span><text:span text:style-name="T17"/></text:p>
      <text:p text:style-name="P2" loext:marker-style-name="T17"><text:span text:style-name="T17">Should see updates on dropbox. However, had wrong timezone, system did not progress.</text:span><text:span text:style-name="T17"/></text:p>
      <text:p text:style-name="P20" loext:marker-style-name="T17"/>
      <text:p text:style-name="P2" loext:marker-style-name="T17"><text:span text:style-name="T17">LC24 is now on the latest raspian version. Could use this as a sample file.</text:span><text:span text:style-name="T17"/></text:p>
      <text:p text:style-name="P20" loext:marker-style-name="T17"/>
      <text:p text:style-name="P2" loext:marker-style-name="T17"><text:span text:style-name="T17">Seems to work.</text:span><text:span text:style-name="T17"/></text:p>
      <text:p text:style-name="P20" loext:marker-style-name="T17"/>
      <text:p text:style-name="P2" loext:marker-style-name="T17"><text:span text:style-name="T17">3/21 In order to do a systemwide upgrade, I checked if 4 and 3 have identical raspian image:</text:span><text:span text:style-name="T17"/></text:p>
      <text:p text:style-name="P2" loext:marker-style-name="T17"><text:span text:style-name="T17">Here a link : https://forums.raspberrypi.com/viewtopic.php?t=341006</text:span><text:span text:style-name="T17"/></text:p>
      <text:p text:style-name="P20" loext:marker-style-name="T17"/>
      <text:p text:style-name="P20" loext:marker-style-name="T17"/>
      <text:p text:style-name="P20" loext:marker-style-name="T17"/>
      <text:p text:style-name="P20" loext:marker-style-name="T17"/>
      <text:p text:style-name="P2" loext:marker-style-name="T17"><text:span text:style-name="T17">3/24<text:tab/>Log into LC03 edgerouter, then go to DHCP to find the IP of speedbox</text:span><text:span text:style-name="T17"/></text:p>
      <text:p text:style-name="P2" loext:marker-style-name="T17"><text:span text:style-name="T17">I switched LC03 to development git, and restarted the speedbox. It works like a charm, so I am ready to merge</text:span><text:span text:style-name="T17"/></text:p>
      <text:p text:style-name="P2" loext:marker-style-name="T17"><text:span text:style-name="T17">the branches. Feb24_2024_gh -&gt; master</text:span><text:span text:style-name="T17"/></text:p>
      <text:p text:style-name="P20" loext:marker-style-name="T17"/>
      <text:p text:style-name="P2" loext:marker-style-name="T17"><text:span text:style-name="T17">3/25 Create new branch Mar25_2024: The following topics will be addressed:</text:span><text:span text:style-name="T17"/></text:p>
      <text:list text:style-name="WWNum1">
        <text:list-item>
          <text:p text:style-name="P14">Logging stops at around 1:00 in the morning. This might have to do with the copy of the logfile, it always stops around 1:01 ? I think this is because I use cp instead of mv. Try with mv. (line 1433)</text:p>
        </text:list-item>
        <text:list-item>
          <text:p text:style-name="P14">Read in ookla serverlist with pandas</text:p>
        </text:list-item>
      </text:list>
      <text:p text:style-name="P2"/>
      <text:p text:style-name="P2">3/25 create master ssd with raspian bookworm 32bit. The hostname is LC24.local and the user and pwd is the usual.</text:p>
      <text:p text:style-name="P2"/>
      <text:p text:style-name="P2">3/25 merge branch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5:43:52</meta:creation-date>
    <dc:language>de-CH</dc:language>
    <dc:date>2024-04-11T07:10:21.729636117</dc:date>
    <meta:editing-cycles>31</meta:editing-cycles>
    <meta:editing-duration>P3DT22M20S</meta:editing-duration>
    <meta:generator>LibreOffice/24.2.0.3$MacOSX_X86_64 LibreOffice_project/da48488a73ddd66ea24cf16bbc4f7b9c08e9bea1</meta:generator>
    <meta:document-statistic meta:table-count="2" meta:image-count="0" meta:object-count="0" meta:page-count="7" meta:paragraph-count="164" meta:word-count="886" meta:character-count="5915" meta:non-whitespace-character-count="5118"/>
    <meta:user-defined meta:name="AppVersion">15.0000</meta:user-defined>
  </office:meta>
</office:document-meta>
</file>